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563in" table:align="left"/>
    </style:style>
    <style:style style:name="Table1.A" style:family="table-column">
      <style:table-column-properties style:column-width="2.5451in"/>
    </style:style>
    <style:style style:name="Table1.B" style:family="table-column">
      <style:table-column-properties style:column-width="3.31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Ubuntu" officeooo:rsid="0001c7d6" officeooo:paragraph-rsid="0001c7d6"/>
    </style:style>
    <style:style style:name="P2" style:family="paragraph" style:parent-style-name="Standard">
      <style:text-properties style:font-name="Ubuntu" officeooo:rsid="0003d8dd" officeooo:paragraph-rsid="0003d8dd"/>
    </style:style>
    <style:style style:name="P3" style:family="paragraph" style:parent-style-name="Standard">
      <style:text-properties style:font-name="Ubuntu" officeooo:rsid="000d0585" officeooo:paragraph-rsid="0003d8dd"/>
    </style:style>
    <style:style style:name="P4" style:family="paragraph" style:parent-style-name="Standard">
      <style:text-properties style:font-name="Ubuntu" officeooo:rsid="0005aca5" officeooo:paragraph-rsid="0005aca5"/>
    </style:style>
    <style:style style:name="P5" style:family="paragraph" style:parent-style-name="Standard">
      <style:text-properties officeooo:rsid="000d0585" officeooo:paragraph-rsid="0003d8dd"/>
    </style:style>
    <style:style style:name="P6" style:family="paragraph" style:parent-style-name="Standard">
      <style:text-properties officeooo:rsid="00100dd5" officeooo:paragraph-rsid="0003d8dd"/>
    </style:style>
    <style:style style:name="T1" style:family="text">
      <style:text-properties officeooo:rsid="0003d8dd"/>
    </style:style>
    <style:style style:name="T2" style:family="text">
      <style:text-properties officeooo:rsid="00100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bugging</text:p>
      <text:p text:style-name="P2"/>
      <text:p text:style-name="P5">var recipes= <text:span text:style-name="T2">{</text:span></text:p>
      <text:p text:style-name="P5"><text:tab/>recipeTitle: 'Shawerma';</text:p>
      <text:p text:style-name="P5"><text:tab/>servings: 3;</text:p>
      <text:p text:style-name="P5"><text:tab/>ingredients: ['tomato', 'cucumber'];</text:p>
      <text:p text:style-name="P5"><text:tab/>directions: 'left right left';</text:p>
      <text:p text:style-name="P6">}</text:p>
      <text:p text:style-name="P5"/>
      <text:p text:style-name="P5">for ( var k=0; k&lt;recipes.length; k++) {</text:p>
      <text:p text:style-name="P5"><text:tab/>var recipe= recipes[k];</text:p>
      <text:p text:style-name="P5"><text:tab/>document.write(recipe.recipeTitle + ' ' + recipe.servings + ' ' + recipe.directions + ' ');</text:p>
      <text:p text:style-name="P5"><text:tab/>for ( var u=0; u&lt;ingredients.length; u++) </text:p>
      <text:p text:style-name="P5"><text:tab/><text:tab/>document.write(ingredients[u]);</text:p>
      <text:p text:style-name="P5"><text:tab/>console.log(user);</text:p>
      <text:p text:style-name="P3">} <text:span text:style-name="T1">shoofi el moshkeleh</text:span></text:p>
      <text:p text:style-name="P3"/>
      <text:p text:style-name="P4">difference between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Emphasis">element</text:span>.setAttribute<text:span text:style-name="Emphasis">(attribute, value)</text:span></text:p>
          </table:table-cell>
          <table:table-cell table:style-name="Table1.A1" office:value-type="string">
            <text:p text:style-name="Table_20_Contents">Change the attribute value of an HTML element</text:p>
          </table:table-cell>
        </table:table-row>
        <table:table-row>
          <table:table-cell table:style-name="Table1.A1" office:value-type="string">
            <text:p text:style-name="Table_20_Contents"><text:span text:style-name="Emphasis">element</text:span>.style.<text:span text:style-name="Emphasis">property = new style</text:span></text:p>
          </table:table-cell>
          <table:table-cell table:style-name="Table1.A1" office:value-type="string">
            <text:p text:style-name="Table_20_Contents">Change the style of an HTML element</text:p>
          </table:table-cell>
        </table:table-row>
      </table:table>
      <text:p text:style-name="Horizontal_20_Line"/>
      <text:p text:style-name="P4">TEST <text:a xlink:type="simple" xlink:href="http://girldevelopit.github.io/gdi-featured-js-intro/class4.html#/28" text:style-name="Internet_20_link" text:visited-style-name="Visited_20_Internet_20_Link">http://girldevelopit.github.io/gdi-featured-js-intro/class4.html#/28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8:16:00.745101043</meta:creation-date>
    <dc:date>2017-09-25T12:32:42.112811732</dc:date>
    <meta:editing-duration>PT17H56M1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77" meta:character-count="645" meta:non-whitespace-character-count="576"/>
  </office:meta>
</office:document-meta>
</file>